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34cm"/>
    </style:style>
    <style:style style:name="co2" style:family="table-column">
      <style:table-column-properties fo:break-before="auto" style:column-width="10.21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Taulukko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99ff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4pt" fo:font-style="normal" style:text-underline-style="none" fo:font-weight="bold" style:font-name-asian="Arial1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cfe7f5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cfe7f5"/>
    </style:style>
    <style:style style:name="ce4" style:family="table-cell" style:parent-style-name="Default" style:data-style-name="N0">
      <style:table-cell-properties fo:background-color="#c5000b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00ff00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Taulukko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column table:style-name="co3" table:number-columns-repeated="252" table:default-cell-style-name="Default"/>
        <table:table-row table:style-name="ro1">
          <table:table-cell table:style-name="ce1" office:value-type="string">
            <text:p>User Story</text:p>
          </table:table-cell>
          <table:table-cell table:style-name="ce1" office:value-type="string">
            <text:p>Task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eveloper</text:p>
          </table:table-cell>
          <table:table-cell table:number-columns-repeated="252"/>
        </table:table-row>
        <table:table-row table:style-name="ro2">
          <table:table-cell table:style-name="ce2" office:value-type="string">
            <text:p>Viitteen lisääminen manuaalisesti</text:p>
          </table:table-cell>
          <table:table-cell office:value-type="string">
            <text:p>Varasto - LisaaViite()</text:p>
          </table:table-cell>
          <table:table-cell office:value-type="string">
            <text:p>Kesken</text:p>
          </table:table-cell>
          <table:table-cell office:value-type="string">
            <text:p>- Heikki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I - Viitetietojen kysyminen</text:p>
          </table:table-cell>
          <table:table-cell table:style-name="ce5" office:value-type="string">
            <text:p>Valmis</text:p>
          </table:table-cell>
          <table:table-cell office:value-type="string">
            <text:p>- Leif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Logiikka - lisaaViite()</text:p>
          </table:table-cell>
          <table:table-cell office:value-type="string">
            <text:p>Kesken</text:p>
          </table:table-cell>
          <table:table-cell office:value-type="string">
            <text:p>- Pekka</text:p>
          </table:table-cell>
          <table:table-cell table:number-columns-repeated="252"/>
        </table:table-row>
        <table:table-row table:style-name="ro3">
          <table:table-cell/>
          <table:table-cell table:style-name="ce3" table:number-columns-repeated="3"/>
          <table:table-cell table:number-columns-repeated="252"/>
        </table:table-row>
        <table:table-row table:style-name="ro2">
          <table:table-cell table:style-name="ce2" office:value-type="string">
            <text:p>Viitteiden listaaminen selvätekstinä</text:p>
          </table:table-cell>
          <table:table-cell office:value-type="string">
            <text:p>Varasto - annaKaikki()</text:p>
          </table:table-cell>
          <table:table-cell office:value-type="string">
            <text:p>Kesken</text:p>
          </table:table-cell>
          <table:table-cell office:value-type="string">
            <text:p>- Heikki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UI - printAll()</text:p>
          </table:table-cell>
          <table:table-cell office:value-type="string">
            <text:p>Kesken</text:p>
          </table:table-cell>
          <table:table-cell office:value-type="string">
            <text:p>- Leif</text:p>
          </table:table-cell>
          <table:table-cell table:number-columns-repeated="252"/>
        </table:table-row>
        <table:table-row table:style-name="ro3">
          <table:table-cell/>
          <table:table-cell table:style-name="ce3" table:number-columns-repeated="3"/>
          <table:table-cell table:number-columns-repeated="252"/>
        </table:table-row>
        <table:table-row table:style-name="ro2">
          <table:table-cell table:style-name="ce2" office:value-type="string">
            <text:p>BibTexistä selväkieliseksi ja takaisin</text:p>
          </table:table-cell>
          <table:table-cell office:value-type="string">
            <text:p>Muunnin - clearToBibTex()</text:p>
          </table:table-cell>
          <table:table-cell office:value-type="string">
            <text:p>Kesken</text:p>
          </table:table-cell>
          <table:table-cell office:value-type="string">
            <text:p>- Simo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Muunnin - BibTexToClear()</text:p>
          </table:table-cell>
          <table:table-cell office:value-type="string">
            <text:p>Kesken</text:p>
          </table:table-cell>
          <table:table-cell office:value-type="string">
            <text:p>- Simo</text:p>
          </table:table-cell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mk </number:text>
      <number:number number:decimal-places="0" number:min-integer-digits="1" number:grouping="true"/>
      <number:text> </number:text>
    </number:currency-style>
    <number:currency-style style:name="N109P1" style:volatile="true">
      <number:text>mk (</number:text>
      <number:number number:decimal-places="0" number:min-integer-digits="1" number:grouping="true"/>
      <number:text>)</number:text>
    </number:currency-style>
    <number:currency-style style:name="N109P2" style:volatile="true">
      <number:text>mk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mk </number:text>
      <number:number number:decimal-places="2" number:min-integer-digits="1" number:grouping="true"/>
      <number:text> </number:text>
    </number:currency-style>
    <number:currency-style style:name="N116P1" style:volatile="true">
      <number:text>mk (</number:text>
      <number:number number:decimal-places="2" number:min-integer-digits="1" number:grouping="true"/>
      <number:text>)</number:text>
    </number:currency-style>
    <number:currency-style style:name="N116P2" style:volatile="true">
      <number:text>mk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26.03.2013</text:date>, <text:time>15:16:25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Taulukko1" style:display-name="PageStyle_Taulukk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6T15:16:24.98</dc:date>
    <meta:editing-duration>PT1M22S</meta:editing-duration>
    <meta:editing-cycles>1</meta:editing-cycles>
    <meta:document-statistic meta:table-count="1" meta:cell-count="28" meta:object-count="0"/>
    <meta:generator>OpenOffice.org/3.4.1$Win32 OpenOffice.org_project/341m1$Build-9593</meta:generator>
  </office:meta>
</office:document-meta>
</file>